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kument,JuFo:_|</text:p>
      <text:p text:style-name="Standard">______________|</text:p>
      <text:p text:style-name="Standard"/>
      <text:p text:style-name="Standard">Um unseren Wissensstand zu erweitern und Zeit zu haben, um zu programmieren, währenddessen wir mit Doktoranden über unser Programm und unser Projekt reden konnten, haben wir ein Praktikum an der Technischen Universität in Kaiserslautern besucht. Dabei war einer von uns an 6 Tagen an der Technischen Universität in Kaiserslautern und einer leider nur an einem Tag. Während dieser Zeit haben wir beschlossen, dass wir keine komplette Erkennung von Sprache und Sätzen ausführen, sondern uns erstmals nur auf die Erkennung von verschiedenen Hauptsätzen beschränken also, dass bei einer Ansammlung von Hauptsätzen erstmals nur erkannt wird wann die Hauptsätze enden und dann dementsprechend Punkte, Fragezeichen oder Ausrufezeichen setzen. Diese Zieländerung unternahmen wir, weil wir erkannt haben, dass dieser Bereich noch in den Kinderschuhen steckt und rund um die Welt noch sehr wenig dazu gemacht wurde, weil es ein sehr schweres Thema ist und deswegen wollten wir erstmals klein anfangen sol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08T14:50:56.23</meta:creation-date>
    <meta:document-statistic meta:table-count="0" meta:image-count="0" meta:object-count="0" meta:page-count="1" meta:paragraph-count="3" meta:word-count="150" meta:character-count="1030"/>
    <dc:date>2019-08-08T15:33:41.95</dc:date>
    <meta:editing-duration>PT7M33S</meta:editing-duration>
    <meta:editing-cycles>1</meta:editing-cycles>
    <meta:generator>OpenOffice/4.1.5$Win32 OpenOffice.org_project/415m1$Build-9789</meta:generator>
  </office:meta>
</office:document-meta>
</file>